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e64e" officeooo:paragraph-rsid="000de64e"/>
    </style:style>
    <style:style style:name="P2" style:family="paragraph" style:parent-style-name="Standard">
      <style:paragraph-properties fo:text-align="center" style:justify-single-word="false"/>
      <style:text-properties officeooo:rsid="000de64e" officeooo:paragraph-rsid="000de64e"/>
    </style:style>
    <style:style style:name="P3" style:family="paragraph" style:parent-style-name="Standard">
      <style:text-properties officeooo:rsid="000e5127" officeooo:paragraph-rsid="000e5127"/>
    </style:style>
    <style:style style:name="P4" style:family="paragraph" style:parent-style-name="Standard">
      <style:text-properties officeooo:rsid="001544ef" officeooo:paragraph-rsid="001544ef"/>
    </style:style>
    <style:style style:name="P5" style:family="paragraph" style:parent-style-name="Standard">
      <style:text-properties officeooo:rsid="000e5127" officeooo:paragraph-rsid="001544ef"/>
    </style:style>
    <style:style style:name="P6" style:family="paragraph" style:parent-style-name="Standard">
      <style:text-properties officeooo:rsid="000de64e" officeooo:paragraph-rsid="001544ef"/>
    </style:style>
    <style:style style:name="P7" style:family="paragraph" style:parent-style-name="Standard">
      <style:text-properties officeooo:rsid="00174cb5" officeooo:paragraph-rsid="00174cb5"/>
    </style:style>
    <style:style style:name="P8" style:family="paragraph" style:parent-style-name="Heading_20_3">
      <style:paragraph-properties fo:break-before="page"/>
    </style:style>
    <style:style style:name="T1" style:family="text">
      <style:text-properties officeooo:rsid="000e5127"/>
    </style:style>
    <style:style style:name="T2" style:family="text">
      <style:text-properties officeooo:rsid="000fc87b"/>
    </style:style>
    <style:style style:name="T3" style:family="text">
      <style:text-properties officeooo:rsid="00157861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ub-Types as Contextual Notation</text:p>
      <text:p text:style-name="P2">by Sven Nilsen, 2018</text:p>
      <text:p text:style-name="P1"/>
      <text:p text:style-name="P1">In equational form, one can not direct the <text:span text:style-name="T2">reader’s </text:span>attention to<text:span text:style-name="T2">ward</text:span> <text:span text:style-name="T2">some variables</text:span>:</text:p>
      <text:p text:style-name="P1"/>
      <text:p text:style-name="P1"><text:tab/>add(a, b) = c</text:p>
      <text:p text:style-name="P1"/>
      <text:p text:style-name="P3">In path semantics<text:span text:style-name="T5"><text:reference-ref text:reference-format="text" text:ref-name="1">[1]</text:reference-ref></text:span>, one can define a sub-type <text:span text:style-name="T2">in a way </text:span>to focus on any “natural” part of the equation:</text:p>
      <text:p text:style-name="P1"/>
      <text:p text:style-name="P1"><text:tab/><text:span text:style-name="T1">a : [add b] c</text:span></text:p>
      <text:p text:style-name="P1"><text:tab/><text:span text:style-name="T1">b : [add(a)] c</text:span></text:p>
      <text:p text:style-name="P1"><text:tab/><text:span text:style-name="T1">c : (= add(a, b))</text:span></text:p>
      <text:p text:style-name="P1"><text:tab/><text:span text:style-name="T1">(a, b) : [add] c</text:span></text:p>
      <text:p text:style-name="P1"><text:tab/><text:span text:style-name="T1">add(a, b) : (= c)</text:span></text:p>
      <text:p text:style-name="P1"/>
      <text:p text:style-name="P3">This syntax has an advantage when using multiple equations:</text:p>
      <text:p text:style-name="P3"/>
      <text:p text:style-name="P3"><text:tab/>add(a, b) = c</text:p>
      <text:p text:style-name="P3"><text:tab/>even(a) = true</text:p>
      <text:p text:style-name="P3"><text:tab/>even(b) = true</text:p>
      <text:p text:style-name="P3"><text:tab/>even(c) = true</text:p>
      <text:p text:style-name="P3"/>
      <text:p text:style-name="P3"><text:span text:style-name="T2">The equations above can be r</text:span>educed to <text:span text:style-name="T2">a single line in path semantics</text:span>:</text:p>
      <text:p text:style-name="P3"/>
      <text:p text:style-name="P3"><text:tab/>add(a : even, b : even) = c : even</text:p>
      <text:p text:style-name="P3"/>
      <text:p text:style-name="P4"><text:span text:style-name="T3">Although much rarer, o</text:span>ne can also use nested form to express the same equations:</text:p>
      <text:p text:style-name="P3"/>
      <text:p text:style-name="P5"><text:tab/>b : even ∧ [add(a : even)] c : even</text:p>
      <text:p text:style-name="P6"/>
      <text:h text:style-name="P8" text:outline-level="3">References:</text:h>
      <text:p text:style-name="P7"/>
      <text:p text:style-name="P7"><text:reference-mark-start text:name="1"/>[1]<text:reference-mark-end text:name="1"/><text:tab/>“Path Semantics”</text:p>
      <text:p text:style-name="P7"><text:tab/>Sven Nilsen, 2016-2019</text:p>
      <text:p text:style-name="P7"><text:tab/><text:a xlink:type="simple" xlink:href="https://github.com/advancedresearch/path_semantics/blob/master/papers-wip/path-semantics.pdf" text:style-name="Internet_20_link" text:visited-style-name="Visited_20_Internet_20_Link"><text:span text:style-name="T4">https://github.com/advancedresearch/path_semantics/blob/master/papers-wip/path-semantics.pdf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1:34:08.503054000</meta:creation-date>
    <dc:date>2019-09-06T16:13:03.939190000</dc:date>
    <meta:editing-duration>PT13M5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3" meta:word-count="146" meta:character-count="822" meta:non-whitespace-character-count="685"/>
  </office:meta>
</office:document-meta>
</file>